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19b6ef"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fdd00" draw:stroke="solid" draw:stroke-linejoin="miter" fo:margin="1.000000000000000pt" style:wrap="biggest" style:wrap-dynamic-threshold="0.000000000000000pt" svg:fill-rule="evenodd" svg:stroke-color="#7d6c00" svg:stroke-opacity="1" svg:stroke-width="1.000000000000000pt"/>
    </style:style>
    <style:style style:name="gr5" style:family="graphic">
      <style:graphic-properties draw:fill="solid" draw:fill-color="#4fd46b" draw:stroke="solid" draw:stroke-linejoin="round" fo:margin="1.000000000000000pt" style:wrap="biggest" style:wrap-dynamic-threshold="0.000000000000000pt" svg:fill-rule="evenodd" svg:stroke-color="#3a9d4f" svg:stroke-opacity="1" svg:stroke-width="1.000000000000000pt"/>
    </style:style>
    <style:style style:name="gr6" style:family="graphic">
      <style:graphic-properties draw:fill="none" draw:stroke="solid" draw:stroke-linejoin="miter" fo:margin="1.000000000000000pt" style:wrap="biggest" style:wrap-dynamic-threshold="0.000000000000000pt" svg:fill-rule="nonzero" svg:stroke-color="#3a9d4f" svg:stroke-opacity="1" svg:stroke-width="1.000000000000000pt"/>
    </style:style>
    <style:style style:name="gr7" style:family="graphic">
      <style:graphic-properties draw:fill="solid" draw:fill-color="#65c7ff" draw:stroke="solid" draw:stroke-linejoin="miter" fo:margin="1.000000000000000pt" style:wrap="biggest" style:wrap-dynamic-threshold="0.000000000000000pt" svg:fill-rule="evenodd" svg:stroke-color="#7d6c00" svg:stroke-opacity="1" svg:stroke-width="1.000000000000000pt"/>
    </style:style>
    <style:style style:name="gr8" style:family="graphic">
      <style:graphic-properties draw:fill="solid" draw:fill-color="#8fc753" draw:stroke="none" fo:margin="1.000000000000000pt" style:wrap="biggest" style:wrap-dynamic-threshold="0.000000000000000pt" svg:fill-rule="evenodd"/>
    </style:style>
    <style:style style:name="gr9" style:family="graphic">
      <style:graphic-properties draw:fill="solid" draw:fill-color="#ffffff" draw:stroke="solid" draw:stroke-linejoin="miter" fo:margin="1.000000000000000pt" style:wrap="biggest" style:wrap-dynamic-threshold="0.000000000000000pt" svg:fill-rule="evenodd" svg:stroke-color="#000000" svg:stroke-opacity="1" svg:stroke-width="0.500000000000000pt"/>
    </style:style>
    <style:style style:name="gr10" style:family="graphic">
      <style:graphic-properties draw:fill="solid" draw:fill-color="#ffdd00" draw:stroke="solid" draw:stroke-linejoin="miter" fo:margin="1.000000000000000pt" style:wrap="biggest" style:wrap-dynamic-threshold="0.000000000000000pt" svg:fill-rule="evenodd" svg:stroke-color="#7d6c00" svg:stroke-opacity="1" svg:stroke-width="0.194914400000000pt"/>
    </style:style>
    <style:style style:name="gr11" style:family="graphic">
      <style:graphic-properties draw:fill="solid" draw:fill-color="#e40000" draw:stroke="solid" draw:stroke-linejoin="miter" fo:margin="1.000000000000000pt" style:wrap="biggest" style:wrap-dynamic-threshold="0.000000000000000pt" svg:fill-rule="evenodd" svg:stroke-color="#ac0000" svg:stroke-opacity="1" svg:stroke-width="1.000000000000000pt"/>
    </style:style>
    <style:style style:name="gr12" style:family="graphic">
      <style:graphic-properties draw:fill="solid" draw:fill-color="#ffffff" draw:stroke="solid" draw:stroke-linejoin="miter" fo:margin="1.000000000000000pt" style:wrap="biggest" style:wrap-dynamic-threshold="0.000000000000000pt" svg:fill-rule="evenodd" svg:stroke-color="#000000" svg:stroke-opacity="1" svg:stroke-width="0.338234400000000pt"/>
    </style:style>
    <style:style style:name="gr13" style:family="graphic">
      <style:graphic-properties draw:fill="solid" draw:fill-color="#ffffff" draw:stroke="solid" draw:stroke-linejoin="miter" fo:margin="1.000000000000000pt" style:wrap="biggest" style:wrap-dynamic-threshold="0.000000000000000pt" svg:fill-rule="evenodd" svg:stroke-color="#000000" svg:stroke-opacity="1" svg:stroke-width="0.280484008000000pt"/>
    </style:style>
    <style:style style:name="gr14" style:family="graphic">
      <style:graphic-properties draw:fill="solid" draw:fill-color="#ffffff" draw:stroke="solid" draw:stroke-linejoin="miter" fo:margin="1.000000000000000pt" style:wrap="biggest" style:wrap-dynamic-threshold="0.000000000000000pt" svg:fill-rule="evenodd" svg:stroke-color="#000000" svg:stroke-opacity="1" svg:stroke-width="0.310807208000000pt"/>
    </style:style>
    <style:style style:name="gr15" style:family="graphic">
      <style:graphic-properties draw:fill="solid" draw:fill-color="#ffdd00" draw:stroke="solid" draw:stroke-linejoin="miter" fo:margin="1.000000000000000pt" style:wrap="biggest" style:wrap-dynamic-threshold="0.000000000000000pt" svg:fill-rule="evenodd" svg:stroke-color="#7d6c00" svg:stroke-opacity="1" svg:stroke-width="0.500000000000000pt"/>
    </style:style>
    <style:style style:name="gr16" style:family="graphic">
      <style:graphic-properties draw:fill="none" draw:stroke="solid" draw:stroke-linejoin="miter" fo:margin="1.000000000000000pt" style:wrap="biggest" style:wrap-dynamic-threshold="0.000000000000000pt" svg:fill-rule="nonzero" svg:stroke-color="#ffdd00" svg:stroke-opacity="1" svg:stroke-width="1.500000000000000pt"/>
    </style:style>
    <style:style style:name="gr17" style:family="graphic">
      <style:graphic-properties draw:fill="solid" draw:fill-color="#c76e2e" draw:stroke="none" fo:margin="1.000000000000000pt" style:wrap="biggest" style:wrap-dynamic-threshold="0.000000000000000pt" svg:fill-rule="evenodd"/>
    </style:style>
    <style:style style:name="gr18" style:family="graphic">
      <style:graphic-properties draw:fill="solid" draw:fill-color="#ffe100" draw:stroke="solid" draw:stroke-linejoin="miter" fo:margin="1.000000000000000pt" style:wrap="biggest" style:wrap-dynamic-threshold="0.000000000000000pt" svg:fill-rule="evenodd" svg:stroke-color="#e9bf00" svg:stroke-opacity="1" svg:stroke-width="1.000000000000000pt"/>
    </style:style>
    <style:style style:name="gr19" style:family="graphic">
      <style:graphic-properties draw:fill="solid" draw:fill-color="#9d4916" draw:stroke="solid" draw:stroke-linejoin="miter" fo:margin="1.000000000000000pt" style:wrap="biggest" style:wrap-dynamic-threshold="0.000000000000000pt" svg:fill-rule="evenodd" svg:stroke-color="#68300e" svg:stroke-opacity="1" svg:stroke-width="0.500000000000000pt"/>
    </style:style>
    <style:style style:name="gr20" style:family="graphic">
      <style:graphic-properties draw:fill="solid" draw:fill-color="#ffffff" draw:stroke="solid" draw:stroke-linejoin="miter" fo:margin="1.000000000000000pt" style:wrap="biggest" style:wrap-dynamic-threshold="0.000000000000000pt" svg:fill-rule="evenodd" svg:stroke-color="#a9a9a9" svg:stroke-opacity="1" svg:stroke-width="0.500000000000000pt"/>
    </style:style>
    <style:style style:name="gr21" style:family="graphic">
      <style:graphic-properties draw:fill="solid" draw:fill-color="#000000" draw:stroke="none" fo:margin="1.000000000000000pt" style:wrap="biggest" style:wrap-dynamic-threshold="0.000000000000000pt" svg:fill-rule="evenodd"/>
    </style:style>
    <style:style style:name="gr22" style:family="graphic">
      <style:graphic-properties draw:fill="none" draw:stroke="solid" draw:stroke-linejoin="miter" fo:margin="1.000000000000000pt" style:wrap="biggest" style:wrap-dynamic-threshold="0.000000000000000pt" svg:fill-rule="nonzero" svg:stroke-color="#a8a8a8" svg:stroke-opacity="1" svg:stroke-width="0.500000000000000pt"/>
    </style:style>
    <style:style style:name="gr23" style:family="graphic">
      <style:graphic-properties draw:fill="solid" draw:fill-color="#b97700" draw:stroke="none" fo:margin="1.000000000000000pt" style:wrap="biggest" style:wrap-dynamic-threshold="0.000000000000000pt" svg:fill-rule="evenodd"/>
    </style:style>
    <style:style style:name="gr24" style:family="graphic">
      <style:graphic-properties draw:fill="none" draw:stroke="solid" draw:stroke-linejoin="miter" fo:margin="1.000000000000000pt" style:wrap="biggest" style:wrap-dynamic-threshold="0.000000000000000pt" svg:fill-rule="nonzero" svg:stroke-color="#7d6c00" svg:stroke-opacity="1" svg:stroke-width="1.000000000000000pt"/>
    </style:style>
    <style:style style:name="gr25" style:family="graphic">
      <style:graphic-properties draw:fill="solid" draw:fill-color="#006800" draw:stroke="solid" draw:stroke-linejoin="round" fo:margin="1.000000000000000pt" style:wrap="biggest" style:wrap-dynamic-threshold="0.000000000000000pt" svg:fill-rule="evenodd" svg:stroke-color="#004100" svg:stroke-opacity="1" svg:stroke-width="1.000000000000000pt"/>
    </style:style>
    <style:style style:name="gr26" style:family="graphic">
      <style:graphic-properties draw:fill="none" draw:stroke="solid" draw:stroke-linejoin="miter" fo:margin="1.000000000000000pt" style:wrap="biggest" style:wrap-dynamic-threshold="0.000000000000000pt" svg:fill-rule="nonzero" svg:stroke-color="#00a400" svg:stroke-opacity="1" svg:stroke-width="1.000000000000000pt"/>
    </style:style>
    <style:style style:name="gr27" style:family="graphic">
      <style:graphic-properties draw:fill="solid" draw:fill-color="#ffffff" draw:stroke="solid" draw:stroke-linejoin="round" fo:margin="1.000000000000000pt" style:wrap="biggest" style:wrap-dynamic-threshold="0.000000000000000pt" svg:fill-rule="evenodd" svg:stroke-color="#000000" svg:stroke-opacity="1" svg:stroke-width="0.500000000000000pt"/>
    </style:style>
    <style:style style:name="dp2" style:family="drawing-page"/>
  </office:automatic-styles>
  <office:body>
    <office:drawing>
      <draw:page draw:name="page1" draw:id="page1" draw:master-page-name="Default1" draw:style-name="dp2">
        <draw:layer-set>
          <draw:layer draw:name="g1073"/>
          <draw:layer draw:name="g910"/>
        </draw:layer-set>
        <draw:g draw:style-name="gr1" draw:id="shape1" svg:y="0.00000000000pt">
          <draw:rect draw:style-name="gr2" draw:id="shape2" draw:name="rect1071" draw:layer="g910" svg:width="800.00000000000pt" svg:height="240.00000000000pt" draw:transform="matrix(0.20833332000 0.00000000000 0.00000000000 0.20833332000 0.00000000000pt 50.00000196667pt)"/>
          <draw:rect draw:style-name="gr3" draw:id="shape3" draw:name="rect1072" draw:layer="g910" svg:width="800.00000000000pt" svg:height="240.00000000000pt" draw:transform="matrix(0.20833332000 0.00000000000 0.00000000000 0.20833332000 0.00000000000pt 0.00000000000pt)"/>
          <draw:path draw:style-name="gr4" draw:id="shape4" draw:name="path630" draw:layer="g910" svg:width="68.56410268822pt" svg:height="78.21474769669pt" draw:transform="matrix(0.44506519000 0.00000000000 0.00000000000 0.44506519000 68.24114740119pt 37.78143484460pt)" svg:viewBox="0 0 69 78" svg:d="M33.7262 78.2147C58.8369 59.463 85.8918 21.2002 54.1884 1.07939C48.2824 -0.0621024 41.6897 0.280183 38.5269 2.79082C36.8507 1.83958 35.5165 1.916 33.8402 3.70384C32.6592 2.25828 31.4773 1.61112 29.0386 2.3347C24.1613 -0.137724 19.7418 -0.670258 13.9497 0.850925C-13.6379 17.3961 3.24212 56.6483 33.7262 78.2147Z" koffice:nodeTypes="ccccccc"/>
          <draw:g draw:style-name="gr1" draw:id="shape5" draw:name="g892" svg:y="36.18506654066pt">
            <draw:path draw:style-name="gr5" draw:id="shape6" draw:name="path865" draw:layer="g910" svg:width="10.53487886402pt" svg:height="21.89361077812pt" draw:transform="matrix(0.44506519000 0.00000000000 0.00000000000 0.44506519000 103.35293172644pt 43.95426725641pt)" svg:viewBox="0 0 11 22" svg:d="M1.49718 21.8886C1.49718 21.8886 4.27179 18.085 4.36731 18.085C7.14192 16.4266 7.42924 14.2814 7.42924 14.2814C10.2039 13.4036 9.34266 11.0628 9.53369 10.7708C10.874 9.3079 10.3949 7.84425 10.2039 7.35663C10.2039 6.96718 11.1606 3.35834 9.82103 2.87072C9.88445 -0.965572 7.55686 -0.608039 5.70685 1.89549C3.72924 2.48047 3.28299 4.13884 3.98447 5.99195C1.40089 5.99195 1.30537 9.79551 2.07105 11.9407C-1.37294 11.8434 0.540478 15.7443 0.444181 15.9398C-0.703555 16.5248 1.30537 22.0841 1.49718 21.8886Z" koffice:nodeTypes="ccccccccccc"/>
            <draw:g draw:style-name="gr1" draw:id="shape7" draw:name="g876" svg:y="0.00000000000pt">
              <draw:path draw:style-name="gr5" draw:id="shape8" draw:name="path860" draw:layer="g910" svg:width="28.62110071879pt" svg:height="14.55571942285pt" draw:transform="matrix(0.44506519000 0.00000000000 0.00000000000 0.44506519000 94.15622954886pt 64.47958806823pt)" svg:viewBox="0 0 29 15" svg:d="M0 8.74468C0.592868 9.11013 1.18655 9.47557 1.77941 9.84102C2.14177 11.2033 3.39383 12.0679 4.34986 11.8354C4.81089 13.9286 7.05133 13.63 8.6989 12.4334C10.0165 14.3609 11.6317 14.3944 13.839 13.7296C15.8157 15.1913 18.3862 14.56 20.0661 13.0313C21.8779 14.5265 23.0976 13.4302 24.0197 11.8354C25.4359 12.2009 26.5561 11.9684 27.0835 10.5393C29.8513 10.3068 28.4674 7.68179 26.1946 6.55202C28.0063 4.95646 30.0163 1.66665 27.183 1.16824C26.2933 0.504245 24.6133 0.637207 23.3281 1.26857C22.9989 -0.194015 20.9882 -0.559459 18.7809 1.06872C18.023 -0.559459 15.3871 0.204874 14.135 1.36809C12.5538 -0.0276077 10.6757 -0.0276077 7.90787 1.56713C5.27192 3.95965 2.63596 6.35216 0 8.74468Z" koffice:nodeTypes="ccccccccccccccc"/>
              <draw:path draw:style-name="gr5" draw:id="shape9" draw:name="path861" draw:layer="g910" svg:width="14.86830039456pt" svg:height="22.76471921761pt" draw:transform="matrix(0.44506519000 0.00000000000 0.00000000000 0.44506519000 94.11092810805pt 56.46531592471pt)" svg:viewBox="0 0 15 23" svg:d="M0.104895 22.7647C0.44044 20.9418 -0.835785 17.6265 1.11236 17.2953C0.743008 14.2452 1.28054 10.798 4.84045 11.1292C5.41179 8.24516 5.2774 5.55967 8.66913 5.16172C8.66913 5.16172 11.3898 -4.18622 14.211 2.27767C15.319 4.16809 15.1179 7.2499 12.901 6.65339C13.3379 8.97431 12.5654 10.9958 9.97916 10.9298C11.121 12.5542 10.7517 14.7758 9.47543 15.8036C6.35164 18.1237 3.22868 20.4446 0.104895 22.7647Z" koffice:nodeTypes="ccccccccc"/>
              <draw:path draw:style-name="gr5" draw:id="shape10" draw:name="path862" draw:layer="g910" svg:width="20.98011020910pt" svg:height="10.46164507252pt" draw:transform="matrix(0.44506519000 0.00000000000 0.00000000000 0.44506519000 99.16018649306pt 60.23912266933pt)" svg:viewBox="0 0 21 10" svg:d="M4.80641 2.51763C5.77408 2.31798 6.74258 2.11751 7.71025 1.91785C10.7141 -0.0819644 11.9161 -0.882219 13.418 1.31725C15.9211 0.783752 18.3243 1.0505 18.2244 3.01759C21.1954 3.21724 21.1618 5.11724 20.8283 6.6171C21.2954 9.25025 20.1605 12.6837 18.3243 8.51709C12.5167 4.98386 9.21215 5.45027 0 7.51718C1.60186 5.85039 3.20455 4.18442 4.80641 2.51763Z" koffice:nodeTypes="cccccccc"/>
              <draw:path draw:style-name="gr5" draw:id="shape11" draw:name="path863" draw:layer="g910" svg:width="19.08141863497pt" svg:height="21.67516972246pt" draw:transform="matrix(0.44506519000 0.00000000000 0.00000000000 0.44506519000 101.42289791902pt 50.57735199935pt)" svg:viewBox="0 0 19 22" svg:d="M1.05022 21.6752C1.14633 21.576 9.26286 19.3905 8.40331 16.8084C10.6952 16.4109 11.1734 14.0271 11.2687 14.0271C16.0432 12.4382 15.7564 9.55696 15.7564 9.55696C17.1254 8.03385 19.5447 6.51074 19.004 3.79612C19.1634 0.717391 19.4173 -1.16984 15.4704 0.816547C12.5096 0.518265 11.4594 2.30634 10.5999 4.98844C9.19957 3.26702 6.93972 6.01496 6.68498 8.46461C6.68498 8.46461 3.0561 12.1399 3.0561 12.239C3.0561 12.3382 0 18.099 0 18.099C0.350073 19.2913 0.700146 20.4829 1.05022 21.6752Z" koffice:nodeTypes="ccccccccccc"/>
              <draw:path draw:style-name="gr5" draw:id="shape12" draw:name="path864" draw:layer="g910" svg:width="10.63990165561pt" svg:height="23.85796950923pt" draw:transform="matrix(0.44506519000 0.00000000000 0.00000000000 0.44506519000 99.13820926093pt 46.55096723662pt)" svg:viewBox="0 0 11 24" svg:d="M6.60631 23.858C4.55569 22.3632 3.41279 20.5765 3.78248 18.789C2.43823 17.0343 1.49668 15.9622 2.77409 14.4029C2.77409 14.4029 1.7657 10.8933 1.7657 10.796C-0.855958 9.82126 0.253108 7.67723 0.958653 6.89715C-0.284921 5.23968 -0.318754 3.4849 0.857979 1.92553C0.824146 -1.19399 3.10995 -0.0238702 4.99222 1.92553C4.99222 1.92553 8.1189 4.07036 5.79927 6.01976C8.1189 6.79984 8.82527 8.74845 7.51403 9.52853C9.53081 10.406 9.83284 12.1607 8.72377 13.3309C10.7744 14.9229 10.0012 16.905 10.6399 18.6917C9.29563 20.4138 7.95056 22.1359 6.60631 23.858Z" koffice:nodeTypes="cccccccccccc"/>
              <draw:path draw:style-name="gr5" draw:id="shape13" draw:name="path866" draw:layer="g910" svg:width="10.34794838025pt" svg:height="24.08630266955pt" draw:transform="matrix(0.44506519000 0.00000000000 0.00000000000 0.44506519000 101.64331205300pt 40.01675757460pt)" svg:viewBox="0 0 10 24" svg:d="M4.36924 24.0863C4.26996 23.9885 0.98791 19.8747 1.88309 19.5806C1.68452 18.3071 0.69006 16.9359 1.28657 15.6632C-0.337767 14.0635 -0.371133 12.1705 0.888627 10.6686C-0.205118 9.19963 0.292113 7.24092 1.7838 5.96743C1.31994 3.5511 3.04356 2.9965 4.56862 2.53888C5.69573 -1.34649 7.51864 -0.334274 8.54647 2.63666C10.1049 3.97506 9.87296 5.99949 9.34236 7.53424C11.1987 8.77487 10.0715 10.3088 9.24308 10.962C7.61874 15.337 5.99358 19.7113 4.36924 24.0863Z" koffice:nodeTypes="cccccccccc"/>
              <draw:path draw:style-name="gr5" draw:id="shape14" draw:name="path867" draw:layer="g910" svg:width="18.74779630692pt" svg:height="25.99470111332pt" draw:transform="matrix(0.44506519000 0.00000000000 0.00000000000 0.44506519000 94.93747305102pt 36.49977515457pt)" svg:viewBox="0 0 19 26" svg:d="M18.7478 11.5394C17.8411 10.6087 16.9352 9.67869 16.0284 8.7479C16.7309 7.26893 17.2967 4.66176 15.252 3.46423C14.1244 0.644959 8.48615 -2.84976 7.57943 3.86313C6.72118 1.8376 4.92523 -0.157749 3.59812 2.1688C0.65228 -0.422871 -0.933885 0.374126 0.587117 3.66409C0.587117 3.66409 -0.771772 5.85685 2.82094 7.552C3.11258 7.85057 1.65595 11.5394 5.9289 11.639C5.11992 12.9018 6.44702 14.663 8.16272 14.53C6.93257 16.0922 9.00428 17.7539 10.2988 17.1225C9.74809 18.8503 9.78067 19.6815 12.1441 19.914C13.0182 20.9443 13.8924 21.9738 14.7665 23.0041C15.4785 24.001 16.1905 24.9978 16.9026 25.9947C17.5176 21.176 18.1327 16.3581 18.7478 11.5394Z" koffice:nodeTypes="cccccccccccccc"/>
              <draw:path draw:style-name="gr6" draw:id="shape15" draw:name="path868" draw:layer="g910" svg:width="5.89010784000pt" svg:height="15.98692049067pt" draw:transform="matrix(0.44506519000 0.00000000000 0.00000000000 0.44506519000 104.07762276434pt 46.05964141658pt)" svg:viewBox="0 0 6 16" svg:d="M0 15.9869C0.137127 15.844 5.20527 3.71159 5.89011 0" koffice:nodeTypes="cc"/>
              <draw:path draw:style-name="gr6" draw:id="shape16" draw:name="path869" draw:layer="g910" svg:width="1.38254750838pt" svg:height="16.19223043765pt" draw:transform="matrix(0.44506519000 0.00000000000 0.00000000000 0.44506519000 103.64679966042pt 43.65984991210pt)" svg:viewBox="0 0 1 16" svg:d="M1.26444 0C1.26444 0 1.95419 9.31059 0 16.1922" koffice:nodeTypes="cc"/>
              <draw:path draw:style-name="gr6" draw:id="shape17" draw:name="path870" draw:layer="g910" svg:width="11.97092864000pt" svg:height="14.48574176000pt" draw:transform="matrix(0.44506519000 0.00000000000 0.00000000000 0.44506519000 97.30871530266pt 39.35233097720pt)" svg:viewBox="0 0 12 14" svg:d="M0 0C0 0 10.9619 10.2664 11.9709 14.4857" koffice:nodeTypes="cc"/>
              <draw:path draw:style-name="gr6" draw:id="shape18" draw:name="path871" draw:layer="g910" svg:width="3.22992784000pt" svg:height="16.92005956000pt" draw:transform="matrix(0.44506519000 0.00000000000 0.00000000000 0.44506519000 100.57015301498pt 38.85991085098pt)" svg:viewBox="0 0 3 17" svg:d="M0 0C0 0 0.621112 8.53119 3.22993 16.9201" koffice:nodeTypes="cc"/>
              <draw:path draw:style-name="gr6" draw:id="shape19" draw:name="path872" draw:layer="g910" svg:width="15.25683600000pt" svg:height="16.19223043765pt" draw:transform="matrix(0.44506519000 0.00000000000 0.00000000000 0.44506519000 101.86226627459pt 52.27488778189pt)" svg:viewBox="0 0 15 16" svg:d="M15.2568 0C15.2568 0 4.99577 8.63601 0 16.1922" koffice:nodeTypes="cc"/>
              <draw:path draw:style-name="gr6" draw:id="shape20" draw:name="path873" draw:layer="g910" svg:width="19.81960860800pt" svg:height="2.15156768000pt" draw:transform="matrix(0.44506519000 0.00000000000 0.00000000000 0.44506519000 95.52418191684pt 66.05873474226pt)" svg:viewBox="0 0 20 2" svg:d="M19.8196 0C19.8196 0 6.0557 2.00802 0 2.15157" koffice:nodeTypes="cc"/>
              <draw:path draw:style-name="gr6" draw:id="shape21" draw:name="path874" draw:layer="g910" svg:width="18.78763267556pt" svg:height="1.37647232000pt" draw:transform="matrix(0.44506519000 0.00000000000 0.00000000000 0.44506519000 94.17011558278pt 67.96646217268pt)" svg:viewBox="0 0 19 1" svg:d="M18.7876 1.37647C18.7876 1.37647 1.27174 1.03202 0 0" koffice:nodeTypes="cc"/>
              <draw:path draw:style-name="gr6" draw:id="shape22" draw:name="path875" draw:layer="g910" svg:width="8.97441820444pt" svg:height="19.43931045053pt" draw:transform="matrix(0.44506519000 0.00000000000 0.00000000000 0.44506519000 94.53934166441pt 58.79776320653pt)" svg:viewBox="0 0 9 19" svg:d="M8.97442 0C8.97442 0.139182 0.276406 14.6837 0 19.4393" koffice:nodeTypes="cc"/>
            </draw:g>
          </draw:g>
          <draw:path draw:style-name="gr7" draw:id="shape23" draw:name="path608" draw:layer="g910" svg:width="52.07286086955pt" svg:height="67.01638295529pt" draw:transform="matrix(0.44506519000 0.00000000000 0.00000000000 0.44506519000 71.73880155888pt 41.48899994135pt)" svg:viewBox="0 0 52 67" svg:d="M25.899 67.0164C7.74708 50.031 -10.8459 18.1537 7.64941 2.04425C10.9365 3.89393 14.8121 2.23883 20.1598 0.146132C21.7785 1.89812 23.8384 2.33652 25.899 1.02213C28.2046 1.99581 29.9218 1.2167 31.0506 0C36.2999 3.01793 43.0206 4.57535 44.5905 1.60665C62.7912 18.7374 44.3447 50.7616 25.899 67.0164Z" koffice:nodeTypes="ccccccc"/>
          <draw:path draw:style-name="gr8" draw:id="shape24" draw:name="path609" draw:layer="g910" svg:width="40.73004583024pt" svg:height="30.77939746133pt" draw:transform="matrix(0.44506519000 0.00000000000 0.00000000000 0.44506519000 74.25042188699pt 57.78764325130pt)" svg:viewBox="0 0 41 31" svg:d="M20.2713 30.7794C12.5074 22.8463 5.42366 14.0519 0 2.72918C0.928129 1.93506 1.3595 1.68872 1.84829 0.2982C4.63347 0.696069 6.09902 0.794929 9.7637 0.1491C10.4965 2.93014 10.6432 5.26387 12.4022 7.59761C13.6237 5.16501 14.8453 2.73161 16.0668 0.2982C18.5586 0.894599 21.6372 1.0437 23.9823 0.2982C25.4972 2.38398 24.9598 5.51264 27.6469 7.89581C29.2592 3.07924 30.8723 2.73161 32.4845 0.1491C34.879 0.993459 36.394 0.645829 38.3483 0C39.3745 1.19199 38.8618 1.17254 40.73 2.92203C35.8319 12.8072 29.1149 22.7353 20.2713 30.7794Z" koffice:nodeTypes="cccccccccccc"/>
          <draw:path draw:style-name="gr9" draw:id="shape25" draw:name="path575" draw:layer="g910" svg:width="3.44318740968pt" svg:height="3.45507774641pt" draw:transform="matrix(0.44506519000 0.00000000000 0.00000000000 0.44506519000 72.37368828602pt 34.66299078074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26" draw:name="path576" draw:layer="g910" svg:width="3.44318740968pt" svg:height="3.45507774641pt" draw:transform="matrix(0.44506519000 0.00000000000 0.00000000000 0.44506519000 71.62738104974pt 33.0148994279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27" draw:name="path577" draw:layer="g910" svg:width="3.44318740968pt" svg:height="3.45507774641pt" draw:transform="matrix(0.44506519000 0.00000000000 0.00000000000 0.44506519000 70.75668684461pt 31.49119489452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28" draw:name="path578" draw:layer="g910" svg:width="3.44318740968pt" svg:height="3.45507774641pt" draw:transform="matrix(0.44506519000 0.00000000000 0.00000000000 0.44506519000 70.16586992593pt 29.99856623684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29" draw:name="path579" draw:layer="g910" svg:width="3.44318740968pt" svg:height="3.45507774641pt" draw:transform="matrix(0.44506519000 0.00000000000 0.00000000000 0.44506519000 70.25915309739pt 28.3815803121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0" draw:name="path580" draw:layer="g910" svg:width="3.44318740968pt" svg:height="3.45507774641pt" draw:transform="matrix(0.44506519000 0.00000000000 0.00000000000 0.44506519000 74.03451969038pt 25.70731532476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1" draw:name="path581" draw:layer="g910" svg:width="3.44318740968pt" svg:height="3.45507774641pt" draw:transform="matrix(0.44506519000 0.00000000000 0.00000000000 0.44506519000 72.62246207417pt 25.95607828180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2" draw:name="path582" draw:layer="g910" svg:width="3.44318740968pt" svg:height="3.45507774641pt" draw:transform="matrix(0.44506519000 0.00000000000 0.00000000000 0.44506519000 71.06765389287pt 26.88897764630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3" draw:name="path583" draw:layer="g910" svg:width="3.44318740968pt" svg:height="3.45507774641pt" draw:transform="matrix(0.44506519000 0.00000000000 0.00000000000 0.44506519000 75.85645101399pt 25.7384057986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4" draw:name="path584" draw:layer="g910" svg:width="3.44318740968pt" svg:height="3.45507774641pt" draw:transform="matrix(0.44506519000 0.00000000000 0.00000000000 0.44506519000 77.84660095707pt 25.8938973339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5" draw:name="path585" draw:layer="g910" svg:width="3.44318740968pt" svg:height="3.45507774641pt" draw:transform="matrix(0.44506519000 0.00000000000 0.00000000000 0.44506519000 79.61907841703pt 25.80061523067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0" draw:id="shape36" draw:name="path586" draw:layer="g910" svg:width="3.44318740968pt" svg:height="3.45507774641pt" draw:transform="matrix(1.14169190695 0.00000000000 0.00000000000 1.14169190695 81.51587130930pt 23.54140337790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7" draw:name="path587" draw:layer="g910" svg:width="3.44318740968pt" svg:height="3.45507774641pt" draw:transform="matrix(0.44506519000 0.00000000000 0.00000000000 0.44506519000 85.68281747062pt 25.7695105146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8" draw:name="path588" draw:layer="g910" svg:width="3.44318740968pt" svg:height="3.45507774641pt" draw:transform="matrix(0.44506519000 0.00000000000 0.00000000000 0.44506519000 87.54859483649pt 25.92498780789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39" draw:name="path589" draw:layer="g910" svg:width="3.44318740968pt" svg:height="3.45507774641pt" draw:transform="matrix(0.44506519000 0.00000000000 0.00000000000 0.44506519000 89.35216277036pt 25.83170214407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0" draw:name="path590" draw:layer="g910" svg:width="3.44318740968pt" svg:height="3.45507774641pt" draw:transform="matrix(0.44506519000 0.00000000000 0.00000000000 0.44506519000 90.87586659171pt 25.7695105146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1" draw:name="path591" draw:layer="g910" svg:width="3.44318740968pt" svg:height="3.45507774641pt" draw:transform="matrix(0.44506519000 0.00000000000 0.00000000000 0.44506519000 92.77273087097pt 25.9871794372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2" draw:name="path592" draw:layer="g910" svg:width="3.44318740968pt" svg:height="3.45507774641pt" draw:transform="matrix(0.44506519000 0.00000000000 0.00000000000 0.44506519000 94.26534421841pt 26.92005387813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1" draw:id="shape43" draw:name="path605" draw:layer="g910" svg:width="46.13204459574pt" svg:height="15.04002666667pt" draw:transform="matrix(0.44506519000 0.00000000000 0.00000000000 0.44506519000 73.11390341781pt 29.51923869542pt)" svg:viewBox="0 0 46 15" svg:d="M0 7.11908C1.3561 9.72575 2.71141 12.4334 4.06751 15.04C16.6338 15.04 29.2002 15.04 41.7665 15.04C43.2217 12.4998 44.6769 9.95966 46.132 7.41948C43.5855 5.64832 41.8331 4.2777 38.1952 5.11321C36.1448 2.13885 33.8962 1.57089 30.5563 1.90494C29.564 0.869157 28.6707 0.233911 26.9841 0C24.3385 0.0664885 21.6937 0.133778 19.048 0.200267C16.9644 0.400533 15.3768 2.00507 15.2777 2.00507C11.9045 1.60374 8.82933 1.70387 8.03596 5.01308C4.96075 4.24405 2.77799 5.08036 0 7.11908Z" koffice:nodeTypes="ccccccccccc"/>
          <draw:path draw:style-name="gr9" draw:id="shape44" draw:name="path593" draw:layer="g910" svg:width="3.44318740968pt" svg:height="3.45507774641pt" draw:transform="matrix(0.44506519000 0.00000000000 0.00000000000 0.44506519000 94.88726763335pt 28.47487665757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5" draw:name="path594" draw:layer="g910" svg:width="3.44318740968pt" svg:height="3.45507774641pt" draw:transform="matrix(0.44506519000 0.00000000000 0.00000000000 0.44506519000 95.01165445265pt 30.15405777214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6" draw:name="path595" draw:layer="g910" svg:width="3.44318740968pt" svg:height="3.45507774641pt" draw:transform="matrix(0.44506519000 0.00000000000 0.00000000000 0.44506519000 94.48301670154pt 31.7088648852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7" draw:name="path596" draw:layer="g910" svg:width="3.44318740968pt" svg:height="3.45507774641pt" draw:transform="matrix(0.44506519000 0.00000000000 0.00000000000 0.44506519000 93.82999213112pt 32.98379578014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9" draw:id="shape48" draw:name="path597" draw:layer="g910" svg:width="3.44318740968pt" svg:height="3.45507774641pt" draw:transform="matrix(0.44506519000 0.00000000000 0.00000000000 0.44506519000 93.05259498348pt 34.60079737109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2" draw:id="shape49" draw:name="path598" draw:layer="g910" svg:width="3.44318740968pt" svg:height="3.45507774641pt" draw:transform="matrix(0.65792429310 0.00000000000 0.00000000000 0.65792429310 82.35551365177pt 32.20580652919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3" draw:id="shape50" draw:name="path599" draw:layer="g910" svg:width="3.44318740968pt" svg:height="3.45507774641pt" draw:transform="matrix(0.79338700471 0.00000000000 0.00000000000 0.79338700471 82.13781738088pt 29.5622271513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4" draw:id="shape51" draw:name="path600" draw:layer="g910" svg:width="3.44318740968pt" svg:height="3.45507774641pt" draw:transform="matrix(0.71598215700 0.00000000000 0.00000000000 0.71598215700 82.20006770847pt 27.32355969468pt)" svg:viewBox="0 0 3 3" svg:d="M3.44318 1.72753C3.44426 2.34437 3.11635 2.9148 2.58326 3.22353C2.05016 3.53226 1.39304 3.53226 0.859939 3.22353C0.326839 2.9148 -0.00106165 2.34437 2.58271e-06 1.72753C-0.00106165 1.11071 0.326839 0.540269 0.859939 0.231544C1.39304 -0.0771812 2.05016 -0.0771812 2.58326 0.231544C3.11635 0.540269 3.44426 1.11071 3.44318 1.72753Z" koffice:nodeTypes="ccccccc"/>
          <draw:path draw:style-name="gr15" draw:id="shape52" draw:name="path602" draw:layer="g910" svg:width="5.68775116800pt" svg:height="5.00000000000pt" draw:transform="matrix(0.44506519000 0.00000000000 0.00000000000 0.44506519000 82.20569511913pt 21.35603100651pt)" svg:viewBox="0 0 6 5" svg:d="M1.81059 4.9688C1.81059 4.524 1.79609 2.9688 1.82936 2.9064L0 2.8752L0.0520481 1.3504L1.63994 1.3328L1.65871 0L3.91044 0L3.91044 1.2216L5.68775 1.2216L5.65106 2.844L3.80634 2.8264L3.79183 5Z" koffice:nodeTypes="ccccccccccccc"/>
          <draw:path draw:style-name="gr16" draw:id="shape53" draw:name="path603" draw:layer="g910" svg:width="23.40956328973pt" svg:height="20.66137920000pt" draw:transform="matrix(0.44506519000 0.00000000000 0.00000000000 0.44506519000 72.05684863236pt 27.15683266690pt)" svg:viewBox="0 0 23 21" svg:d="M6.33713 20.6614C2.90134 14.7923 -2.14701 6.81395 0.982084 3.359C5.321 -1.59209 15.4952 2.88414 21.9947 0C22.4661 5.59833 20.9173 14.8598 23.4096 16.7942C22.6348 17.4723 21.8599 18.1513 21.0859 18.8294C19.6711 16.9975 17.0069 14.5427 13.7116 18.9311C11.8254 17.2699 9.68171 17.5618 8.67204 19.771C7.7116 19.9011 7.76729 20.2882 6.33713 20.6614Z" koffice:nodeTypes="cccccccc"/>
          <draw:path draw:style-name="gr16" draw:id="shape54" draw:name="path604" draw:layer="g910" svg:width="23.40951475863pt" svg:height="20.66137920000pt" draw:transform="matrix(0.44506519000 0.00000000000 0.00000000000 0.44506519000 84.44668736382pt 27.06781962890pt)" svg:viewBox="0 0 23 21" svg:d="M17.0724 20.6614C20.5082 14.7923 25.5565 6.81395 22.4274 3.359C18.0885 -1.59209 7.91433 2.88414 1.41483 0C0.943489 5.59833 2.4923 14.8598 0 16.7942C0.774807 17.4723 1.54961 18.1513 2.32361 18.8294C4.55925 15.6623 7.34937 15.5599 9.698 18.9311C11.5842 17.2699 13.5381 17.4975 14.7375 19.771C15.6979 19.9011 15.6422 20.2882 17.0724 20.6614Z" koffice:nodeTypes="cccccccc"/>
          <draw:path draw:style-name="gr4" draw:id="shape55" draw:name="path606" draw:layer="g910" svg:width="39.70932998400pt" svg:height="6.54337966345pt" draw:transform="matrix(0.44506519000 0.00000000000 0.00000000000 0.44506519000 74.67376789572pt 35.33205508774pt)" svg:viewBox="0 0 40 7" svg:d="M0.298908 6.54338C13.9347 5.07969 26.5725 5.60184 38.2132 6.54338C38.7122 5.0446 39.2104 3.54498 39.7093 2.0462C26.4729 -0.463456 17.3271 -0.776746 0 1.73291C0.099636 3.33612 0.199272 4.94017 0.298908 6.54338Z" koffice:nodeTypes="ccccc"/>
          <draw:path draw:style-name="gr17" draw:id="shape56" draw:name="path610" draw:layer="g910" svg:width="7.40106735284pt" svg:height="7.25115910664pt" draw:transform="matrix(0.44506519000 0.00000000000 0.00000000000 0.44506519000 81.46959868902pt 67.27234573578pt)" svg:viewBox="0 0 7 7" svg:d="M2.59111 7.25116C2.68575 6.59767 2.77963 5.98836 2.87427 5.33488C4.18314 5.68371 5.18191 5.5489 6.26918 5.15132C6.64622 4.59076 7.02403 4.03095 7.40107 3.47039C7.1179 3.14364 6.83551 2.81766 6.55234 2.49092C5.80595 2.6501 5.19346 3.33634 4.71331 3.93499C3.96153 3.97002 3.29825 3.61053 2.59111 3.47039C2.35565 2.49016 2.11942 1.51069 1.88396 0.530466C1.18221 -0.29058 -0.273636 -0.232696 0.0449246 1.23041C0.0918623 1.60361 0.139569 1.97758 0.186507 2.35078C0.469672 3.05072 0.57509 4.0142 1.03524 4.5382C1.03524 4.95025 1.03524 5.27471 1.03524 5.68675C1.55386 6.20848 2.07248 6.72944 2.59111 7.25116Z" koffice:nodeTypes="ccccccccccccc"/>
          <draw:path draw:style-name="gr17" draw:id="shape57" draw:name="path611" draw:layer="g910" svg:width="7.11890066286pt" svg:height="4.87887953499pt" draw:transform="matrix(0.44506519000 0.00000000000 0.00000000000 0.44506519000 79.78845705920pt 64.85705872926pt)" svg:viewBox="0 0 7 5" svg:d="M7.1189 4.71097C6.08705 5.27112 4.86238 4.29659 3.55945 3.73644C2.3727 3.6472 1.4191 4.72952 0 4.38583C0.258972 3.54206 0.889863 3.4113 1.3352 2.92359C1.00926 0.732444 2.07661 0 2.3735 0C2.66959 0 3.85634 0.325138 3.85634 0.325138C4.25166 0.379033 4.64778 0.433812 5.04309 0.487707C5.7353 1.89517 6.70584 3.15066 7.1189 4.71097Z" koffice:nodeTypes="cccccccc"/>
          <draw:path draw:style-name="gr18" draw:id="shape58" draw:name="path613" draw:layer="g910" svg:width="55.28356455564pt" svg:height="40.93338240000pt" draw:transform="matrix(0.44506519000 0.00000000000 0.00000000000 0.44506519000 77.17040558554pt 60.50076064954pt)" svg:viewBox="0 0 55 41" svg:d="M5.96572 40.9334C9.36806 35.3599 33.0553 24.1675 55.2836 0C32.6575 21.9817 18.5163 27.3779 0 40.799C1.98831 40.8436 3.97741 40.8889 5.96572 40.9334Z" koffice:nodeTypes="cccc"/>
          <draw:path draw:style-name="gr19" draw:id="shape59" draw:name="path617" draw:layer="g910" svg:width="3.94519613451pt" svg:height="3.94524659227pt" draw:transform="matrix(0.44506519000 0.00000000000 0.00000000000 0.44506519000 92.74125693368pt 66.43773979624pt)" svg:viewBox="0 0 4 4" svg:d="M3.9452 1.97263C3.9452 3.06207 3.06203 3.94525 1.97259 3.94525C0.883162 3.94525 0 3.06207 0 1.97263C0 0.883174 0.883162 0 1.97259 0C3.06203 0 3.9452 0.883174 3.9452 1.97263Z" koffice:nodeTypes="ccccc"/>
          <draw:path draw:style-name="gr19" draw:id="shape60" draw:name="path618" draw:layer="g910" svg:width="3.80049899218pt" svg:height="3.81410888672pt" draw:transform="matrix(0.44506519000 0.00000000000 0.00000000000 0.44506519000 99.88671650278pt 58.88243746068pt)" svg:viewBox="0 0 4 4" svg:d="M3.8005 1.90705C3.80171 2.58798 3.43979 3.21769 2.85136 3.55851C2.26292 3.89931 1.53758 3.89931 0.949144 3.55851C0.360706 3.21769 -0.001213 2.58798 3.05486e-06 1.90705C-0.001213 1.22614 0.360706 0.59642 0.949144 0.255608C1.53758 -0.0852028 2.26292 -0.0852028 2.85136 0.255608C3.43979 0.59642 3.80171 1.22614 3.8005 1.90705Z" koffice:nodeTypes="ccccccc"/>
          <draw:path draw:style-name="gr19" draw:id="shape61" draw:name="path619" draw:layer="g910" svg:width="3.94518102654pt" svg:height="3.95600786922pt" draw:transform="matrix(0.44506519000 0.00000000000 0.00000000000 0.44506519000 102.54070762468pt 52.65620582617pt)" svg:viewBox="0 0 4 4" svg:d="M3.94518 1.978C3.94614 2.68436 3.57038 3.33746 2.95966 3.69092C2.34895 4.04437 1.59623 4.04437 0.98552 3.69092C0.374803 3.33746 -0.000960247 2.68436 1.84305e-06 1.978C-0.000960247 1.27165 0.374803 0.618544 0.98552 0.26509C1.59623 -0.0883635 2.34895 -0.0883635 2.95966 0.26509C3.57038 0.618544 3.94614 1.27165 3.94518 1.978Z" koffice:nodeTypes="ccccccc"/>
          <draw:path draw:style-name="gr19" draw:id="shape62" draw:name="path620" draw:layer="g910" svg:width="3.94530851808pt" svg:height="3.94524475739pt" draw:transform="matrix(0.44506519000 0.00000000000 0.00000000000 0.44506519000 100.14187924447pt 44.44000147918pt)" svg:viewBox="0 0 4 4" svg:d="M3.94531 1.97263C3.94531 3.06207 3.06212 3.94524 1.97265 3.94524C0.883186 3.94524 0 3.06207 0 1.97263C0 0.883174 0.883186 0 1.97265 0C3.06212 0 3.94531 0.883174 3.94531 1.97263Z" koffice:nodeTypes="ccccc"/>
          <draw:path draw:style-name="gr20" draw:id="shape63" draw:name="path631" draw:layer="g910" svg:width="9.50283377778pt" svg:height="33.34007164121pt" draw:transform="matrix(0.44506519000 0.00000000000 0.00000000000 0.44506519000 74.85927106691pt 43.12363537118pt)" svg:viewBox="0 0 10 33" svg:d="M0.760391 33.3401C0.760391 32.9686 0.760391 26.0275 0.760391 26.0275L0 25.4083L0 23.673L1.39419 23.5492L1.64738 15.369L0.760391 14.8728L0.633796 13.5099C0.633796 13.5099 1.64738 13.8814 1.64738 13.6337C1.64738 13.386 1.90057 12.0223 1.90057 12.0223C1.90057 12.0223 1.26759 11.8984 1.26759 11.6508C1.26759 11.4031 2.02716 10.7831 2.02716 10.7831C2.02716 10.7831 1.64738 10.4108 1.52078 10.1632C1.39419 9.9155 1.141 8.8002 1.141 8.8002L1.52078 7.43642L1.26759 6.69262L0.633796 5.57732L1.52078 4.70968C1.52078 4.70968 1.26759 3.59438 1.26759 3.34671C1.26759 3.09905 1.90057 2.10758 2.02716 1.98294C2.15458 1.85911 3.16816 0.496137 3.16816 0.496137L5.32192 0L7.85628 0.372304L9.24964 1.23994L9.50283 3.47055C9.50283 3.47055 9.24964 4.83351 9.12305 4.83351C8.99645 4.83351 7.98287 5.32965 7.98287 5.32965C7.98287 5.32965 6.71528 5.45348 6.58869 5.32965C6.46209 5.20582 6.96929 6.81726 6.96929 6.81726L6.96929 8.30406L6.8427 10.1632C6.8427 10.1632 6.8427 11.0308 6.71528 11.1546C6.58869 11.2785 6.3355 11.6508 6.3355 11.6508L6.2089 13.5099L8.23606 14.0052L8.10947 15.1213L6.71528 15.2452L6.96929 22.8054L8.99645 23.1769L8.99645 25.2845L8.10947 25.7798L7.85628 33.3401Z" koffice:nodeTypes="ccccccccccccccccccccccccccccccccccccccccccc"/>
          <draw:path draw:style-name="gr20" draw:id="shape64" draw:name="path632" draw:layer="g910" svg:width="9.50283377778pt" svg:height="33.34007164121pt" draw:transform="matrix(0.44506519000 0.00000000000 0.00000000000 0.44506519000 88.19520442007pt 43.17846740259pt)" svg:viewBox="0 0 10 33" svg:d="M0.760391 33.3401C0.760391 32.9686 0.760391 26.0275 0.760391 26.0275L0 25.4083L0 23.673L1.39419 23.5492L1.64738 15.369L0.760391 14.8728L0.633796 13.5099C0.633796 13.5099 1.64738 13.8814 1.64738 13.6337C1.64738 13.386 1.90057 12.0223 1.90057 12.0223C1.90057 12.0223 1.26759 11.8984 1.26759 11.6508C1.26759 11.4031 2.02716 10.7831 2.02716 10.7831C2.02716 10.7831 1.64738 10.4108 1.52078 10.1632C1.39419 9.9155 1.141 8.8002 1.141 8.8002L1.52078 7.43642L1.26759 6.69262L0.633796 5.57732L1.52078 4.70968C1.52078 4.70968 1.26759 3.59438 1.26759 3.34671C1.26759 3.09905 1.90057 2.10758 2.02716 1.98294C2.15458 1.85911 3.16816 0.496137 3.16816 0.496137L5.32192 0L7.85628 0.372304L9.24964 1.23994L9.50283 3.47055C9.50283 3.47055 9.24964 4.83351 9.12305 4.83351C8.99645 4.83351 7.98287 5.32965 7.98287 5.32965C7.98287 5.32965 6.71528 5.45348 6.58869 5.32965C6.46209 5.20582 6.96929 6.81726 6.96929 6.81726L6.96929 8.30406L6.8427 10.1632C6.8427 10.1632 6.8427 11.0308 6.71528 11.1546C6.58869 11.2785 6.3355 11.6508 6.3355 11.6508L6.2089 13.5099L8.23606 14.0052L8.10947 15.1213L6.71528 15.2452L6.96929 22.8054L8.99645 23.1769L8.99645 25.2845L8.10947 25.7798L7.85628 33.3401Z" koffice:nodeTypes="ccccccccccccccccccccccccccccccccccccccccccc"/>
          <draw:path draw:style-name="gr20" draw:id="shape65" draw:name="path633" draw:layer="g910" svg:width="9.50283377778pt" svg:height="33.34007164121pt" draw:transform="matrix(0.44506519000 0.00000000000 0.00000000000 0.44506519000 81.44481167030pt 43.28813146541pt)" svg:viewBox="0 0 10 33" svg:d="M0.760391 33.3401C0.760391 32.9686 0.760391 26.0275 0.760391 26.0275L0 25.4083L0 23.673L1.39419 23.5492L1.64738 15.369L0.760391 14.8728L0.633796 13.5099C0.633796 13.5099 1.64738 13.8814 1.64738 13.6337C1.64738 13.386 1.90057 12.0223 1.90057 12.0223C1.90057 12.0223 1.26759 11.8984 1.26759 11.6508C1.26759 11.4031 2.02716 10.7831 2.02716 10.7831C2.02716 10.7831 1.64738 10.4108 1.52078 10.1632C1.39419 9.9155 1.141 8.8002 1.141 8.8002L1.52078 7.43642L1.26759 6.69262L0.633796 5.57732L1.52078 4.70968C1.52078 4.70968 1.26759 3.59438 1.26759 3.34671C1.26759 3.09905 1.90057 2.10758 2.02716 1.98294C2.15458 1.85911 3.16816 0.496137 3.16816 0.496137L5.32192 0L7.85628 0.372304L9.24964 1.23994L9.50283 3.47055C9.50283 3.47055 9.24964 4.83351 9.12305 4.83351C8.99645 4.83351 7.98287 5.32965 7.98287 5.32965C7.98287 5.32965 6.71528 5.45348 6.58869 5.32965C6.46209 5.20582 6.96929 6.81726 6.96929 6.81726L6.96929 8.30406L6.8427 10.1632C6.8427 10.1632 6.8427 11.0308 6.71528 11.1546C6.58869 11.2785 6.3355 11.6508 6.3355 11.6508L6.2089 13.5099L8.23606 14.0052L8.10947 15.1213L6.71528 15.2452L6.96929 22.8054L8.99645 23.1769L8.99645 25.2845L8.10947 25.7798L7.85628 33.3401Z" koffice:nodeTypes="ccccccccccccccccccccccccccccccccccccccccccc"/>
          <draw:path draw:style-name="gr21" draw:id="shape66" draw:name="path624" draw:layer="g910" svg:width="3.43726848000pt" svg:height="5.92662570667pt" draw:transform="matrix(0.44506519000 0.00000000000 0.00000000000 0.44506519000 76.00041821407pt 55.31130053414pt)" svg:viewBox="0 0 3 6" svg:d="M0 5.69843L0 0L3.43727 0L3.43727 5.92663Z" koffice:nodeTypes="ccccc"/>
          <draw:path draw:style-name="gr21" draw:id="shape67" draw:name="path625" draw:layer="g910" svg:width="2.96331285333pt" svg:height="5.70141024000pt" draw:transform="matrix(0.44506519000 0.00000000000 0.00000000000 0.44506519000 82.73763703422pt 55.46440295950pt)" svg:viewBox="0 0 3 6" svg:d="M0 5.70141L0.113698 0L2.96331 0L2.96331 5.58911Z" koffice:nodeTypes="ccccc"/>
          <draw:path draw:style-name="gr21" draw:id="shape68" draw:name="path626" draw:layer="g910" svg:width="3.19672341333pt" svg:height="5.48055722667pt" draw:transform="matrix(0.44506519000 0.00000000000 0.00000000000 0.44506519000 89.27048191911pt 55.51531841724pt)" svg:viewBox="0 0 3 5" svg:d="M0.237008 5.37046L0 0.1101L3.19672 0L3.19672 5.48056Z" koffice:nodeTypes="ccccc"/>
          <draw:rect draw:style-name="gr21" draw:id="shape69" draw:name="rect627" draw:layer="g910" svg:width="1.83481448000pt" svg:height="2.98161624000pt" draw:transform="matrix(0.44506519000 0.00000000000 0.00000000000 0.44506519000 76.35779488008pt 50.30946566076pt)"/>
          <draw:rect draw:style-name="gr21" draw:id="shape70" draw:name="rect628" draw:layer="g910" svg:width="2.52287600000pt" svg:height="2.86691896000pt" draw:transform="matrix(0.44506519000 0.00000000000 0.00000000000 0.44506519000 82.83972074672pt 50.36051285779pt)"/>
          <draw:rect draw:style-name="gr21" draw:id="shape71" draw:name="rect629" draw:layer="g910" svg:width="2.17888184000pt" svg:height="2.75224608000pt" draw:transform="matrix(0.44506519000 0.00000000000 0.00000000000 0.44506519000 89.47476684132pt 50.46258944925pt)"/>
          <draw:path draw:style-name="gr22" draw:id="shape72" draw:name="path644" draw:layer="g910" svg:width="2.19660800000pt" svg:height="2.46242432000pt" draw:transform="matrix(0.44506519000 0.00000000000 0.00000000000 0.44506519000 76.78017242695pt 44.49586036499pt)" svg:viewBox="0 0 2 2" svg:d="M0 0C2.06749 2.46242 2.19661 2.46242 2.19661 2.46242" koffice:nodeTypes="cc"/>
          <draw:path draw:style-name="gr22" draw:id="shape73" draw:name="path645" draw:layer="g910" svg:width="1.49022848000pt" svg:height="3.03959168000pt" draw:transform="matrix(0.44506519000 0.00000000000 0.00000000000 0.44506519000 83.31088099894pt 44.49586036499pt)" svg:viewBox="0 0 1 3" svg:d="M0 0C0.319039 0.911286 0.85146 2.88771 1.49023 3.03959" koffice:nodeTypes="cc"/>
          <draw:path draw:style-name="gr22" draw:id="shape74" draw:name="path646" draw:layer="g910" svg:width="2.19040000000pt" svg:height="1.94596992000pt" draw:transform="matrix(0.44506519000 0.00000000000 0.00000000000 0.44506519000 90.33543390574pt 44.66035645922pt)" svg:viewBox="0 0 2 2" svg:d="M0 0C0 0 0.912864 1.70292 2.1904 1.94597" koffice:nodeTypes="cc"/>
          <draw:path draw:style-name="gr23" draw:id="shape75" draw:name="path656" draw:layer="g910" svg:width="32.22163461951pt" svg:height="74.02956870531pt" draw:transform="matrix(0.44506519000 0.00000000000 0.00000000000 0.44506519000 69.05184241948pt 39.36283046190pt)" svg:viewBox="0 0 32 74" svg:d="M15.0834 5.2827C20.7838 3.43 13.7514 -0.275392 12.5838 5.2827C10.7396 5.58234 10.5008 6.95815 6.51427 6.36046C-3.12598 22.1557 4.01469 47.6435 32.2216 74.0296C-18.3006 30.8016 2.2313 -1.17273 16.2217 0.0329936C23.8312 0.555977 19.9925 10.0992 15.0834 5.2827Z" koffice:nodeTypes="cccccc"/>
          <draw:path draw:style-name="gr24" draw:id="shape76" draw:name="path658" draw:layer="g910" svg:width="4.41348915200pt" svg:height="3.52516800000pt" draw:transform="matrix(0.44506519000 0.00000000000 0.00000000000 0.44506519000 76.56191245778pt 38.10401213229pt)" svg:viewBox="0 0 4 4" svg:d="M0 0C0 0 4.41349 1.37104 4.41349 3.52517" koffice:nodeTypes="cc"/>
          <draw:path draw:style-name="gr24" draw:id="shape77" draw:name="path659" draw:layer="g910" svg:width="3.94896384000pt" svg:height="2.44731072000pt" draw:transform="matrix(0.44506519000 0.00000000000 0.00000000000 0.44506519000 78.65265069432pt 37.94343261174pt)" svg:viewBox="0 0 4 2" svg:d="M0 0C0 0 3.23119 1.30494 3.94896 2.44731" koffice:nodeTypes="cc"/>
          <draw:path draw:style-name="gr24" draw:id="shape78" draw:name="path660" draw:layer="g910" svg:width="5.11910092800pt" svg:height="1.63154048000pt" draw:transform="matrix(0.44506519000 0.00000000000 0.00000000000 0.44506519000 87.81921334756pt 38.18447991864pt)" svg:viewBox="0 0 5 2" svg:d="M5.1191 0C5.1191 0 0.913894 0.489896 0 1.63154" koffice:nodeTypes="cc"/>
          <draw:path draw:style-name="gr24" draw:id="shape79" draw:name="path661" draw:layer="g910" svg:width="2.37149844109pt" svg:height="2.13160981333pt" draw:transform="matrix(0.44506519000 0.00000000000 0.00000000000 0.44506519000 86.28701211695pt 38.34541549134pt)" svg:viewBox="0 0 2 2" svg:d="M2.3715 0C2.3715 0 -0.185286 1.67508 0.0107199 2.13161" koffice:nodeTypes="cc"/>
          <draw:path draw:style-name="gr24" draw:id="shape80" draw:name="path662" draw:layer="g910" svg:width="1.40835829960pt" svg:height="5.11910092800pt" draw:transform="matrix(0.44506519000 0.00000000000 0.00000000000 0.44506519000 86.26829229765pt 39.95334700978pt)" svg:viewBox="0 0 1 5" svg:d="M1.40836 5.1191C1.10492 4.93616 -0.259209 2.74249 0.0435565 0" koffice:nodeTypes="cc"/>
          <draw:path draw:style-name="gr24" draw:id="shape81" draw:name="path663" draw:layer="g910" svg:width="1.17505600000pt" svg:height="3.26452624000pt" draw:transform="matrix(0.44506519000 0.00000000000 0.00000000000 0.44506519000 79.93906711950pt 39.95334700978pt)" svg:viewBox="0 0 1 3" svg:d="M0 3.26453C0 3.26453 1.17506 2.12191 1.17506 0" koffice:nodeTypes="cc"/>
          <draw:path draw:style-name="gr24" draw:id="shape82" draw:name="path664" draw:layer="g910" svg:width="0.18080000000pt" svg:height="5.23920000000pt" draw:transform="matrix(0.44506519000 0.00000000000 0.00000000000 0.44506519000 83.31622178122pt 39.55136413017pt)" svg:viewBox="0 0 0 5" svg:d="M0 0L0.1808 5.2392" koffice:nodeTypes="cc"/>
          <draw:path draw:style-name="gr24" draw:id="shape83" draw:name="path665" draw:layer="g910" svg:width="0.59736134261pt" svg:height="5.87528000000pt" draw:transform="matrix(0.44506519000 0.00000000000 0.00000000000 0.44506519000 85.32649223141pt 39.14938125056pt)" svg:viewBox="0 0 1 6" svg:d="M0.139739 5.87528C0.139739 5.48331 1.25703 1.76302 0 0" koffice:nodeTypes="cc"/>
          <draw:path draw:style-name="gr24" draw:id="shape84" draw:name="path666" draw:layer="g910" svg:width="0.47125104152pt" svg:height="6.66380970667pt" draw:transform="matrix(0.44506519000 0.00000000000 0.00000000000 0.44506519000 80.67890901905pt 38.82786615730pt)" svg:viewBox="0 0 0 7" svg:d="M0.471251 0C0.471251 0 -0.397005 3.61771 0.22357 6.66381" koffice:nodeTypes="cc"/>
          <draw:path draw:style-name="gr24" draw:id="shape85" draw:name="path667" draw:layer="g910" svg:width="2.78634581333pt" svg:height="2.08975936000pt" draw:transform="matrix(0.44506519000 0.00000000000 0.00000000000 0.44506519000 83.79867244718pt 40.19475036883pt)" svg:viewBox="0 0 3 2" svg:d="M2.78635 0C2.78635 0 0.871215 0.782937 0 2.08976" koffice:nodeTypes="cc"/>
          <draw:path draw:style-name="gr24" draw:id="shape86" draw:name="path668" draw:layer="g910" svg:width="2.78480405333pt" svg:height="0.83245410705pt" draw:transform="matrix(0.44506519000 0.00000000000 0.00000000000 0.44506519000 81.30630738318pt 40.35159603937pt)" svg:viewBox="0 0 3 1" svg:d="M0 0.172614C0 0.00838436 2.0888 -0.321536 2.7848 0.832454" koffice:nodeTypes="cc"/>
          <draw:path draw:style-name="gr17" draw:id="shape87" draw:name="path627" draw:layer="g910" svg:width="7.58933102437pt" svg:height="8.82141504205pt" draw:transform="matrix(0.44506519000 0.00000000000 0.00000000000 0.44506519000 77.54604060590pt 61.04480833780pt)" svg:viewBox="0 0 8 9" svg:d="M5.23704 8.81735C5.33284 8.86607 7.11045 8.47796 7.11045 7.60597C8.02341 7.02464 7.35035 5.37727 7.35035 5.37727C6.78975 5.26386 6.22997 5.15129 5.66937 5.03788C4.90051 4.16589 4.13166 3.2939 3.3628 2.42191C3.25118 1.61461 3.52357 0.856029 3.02711 0C1.44192 0.420034 0.528952 1.75994 0 3.2939C0.384844 3.77862 0.433158 4.31123 1.1537 4.74722C1.90589 4.87659 2.41819 4.42463 3.1229 4.55401C3.49108 5.20002 3.37863 5.74942 3.50691 6.34671C4.46819 7.02464 4.66061 7.99408 5.23704 8.81735Z" koffice:nodeTypes="ccccccccccc"/>
          <draw:path draw:style-name="gr17" draw:id="shape88" draw:name="path628" draw:layer="g910" svg:width="4.34312000000pt" svg:height="3.12954001048pt" draw:transform="matrix(0.44506519000 0.00000000000 0.00000000000 0.44506519000 76.82752736317pt 58.68311441358pt)" svg:viewBox="0 0 4 3" svg:d="M4.34312 2.69391C4.34312 2.65287 4.34312 0.0820839 4.34312 0.0820839C3.68401 0.0544868 3.02415 0.0275972 2.36504 0C2.12123 0.394852 1.66269 0.585202 1.37563 0.939012C0.917088 1.15696 0.458544 1.3742 0 1.59215C0.573366 2.24528 1.27572 2.61253 1.7201 2.93875C2.72368 3.22463 3.55502 3.22463 4.34312 2.69391Z" koffice:nodeTypes="ccccccc"/>
          <draw:path draw:style-name="gr17" draw:id="shape89" draw:name="path629" draw:layer="g910" svg:width="2.14027342859pt" svg:height="2.39801388358pt" draw:transform="matrix(0.44506519000 0.00000000000 0.00000000000 0.44506519000 75.43109082302pt 61.06856622047pt)" svg:viewBox="0 0 2 2" svg:d="M0.974382 2.26556C0.649363 1.55776 0.325019 0.850829 0 0.143027C0.597333 -0.109259 1.35076 -0.00851979 1.90957 0.294574C1.90957 0.294574 2.33865 1.60856 2.02647 2.11314C1.87038 2.56778 0.93519 2.3663 0.974382 2.26556Z" koffice:nodeTypes="ccccc"/>
          <draw:path draw:style-name="gr17" draw:id="shape90" draw:name="path634" draw:layer="g910" svg:width="5.63144064000pt" svg:height="4.34162892800pt" draw:transform="matrix(0.44506519000 0.00000000000 0.00000000000 0.44506519000 81.73535022634pt 60.79842024862pt)" svg:viewBox="0 0 6 4" svg:d="M4.37975 4.34163C4.97576 4.05537 5.52681 3.55367 5.63144 2.83727C4.94631 2.07763 4.26039 1.31799 3.57526 0.558359C2.9498 0.544195 2.32357 0.530031 1.69811 0.515867C1.26642 0.0857293 0.565779 0 0 0C0 0 0.58128 0.859529 1.34082 1.03173C1.87715 2.19169 4.20149 4.34163 4.37975 4.34163Z" koffice:nodeTypes="ccccccc"/>
          <draw:path draw:style-name="gr17" draw:id="shape91" draw:name="path635" draw:layer="g910" svg:width="7.61501071774pt" svg:height="5.97700112034pt" draw:transform="matrix(0.44506519000 0.00000000000 0.00000000000 0.44506519000 84.54342898301pt 61.57853051365pt)" svg:viewBox="0 0 8 6" svg:d="M0.30063 3.48033C0.30063 3.43047 2.27316 2.72374 3.33202 2.8252C3.23606 1.96714 4.82393 0 4.82393 0C5.75429 1.2779 6.68465 2.5558 7.61501 3.8337C7.10185 4.28766 6.2032 4.13634 5.49729 4.28766C5.49729 4.28766 4.14973 5.64953 4.00538 5.70026C3.86103 5.75099 1.40705 6.35539 0.203839 5.59967C-0.325173 4.54044 0.348191 3.32901 0.30063 3.48033Z" koffice:nodeTypes="cccccccc"/>
          <draw:path draw:style-name="gr17" draw:id="shape92" draw:name="path636" draw:layer="g910" svg:width="5.73127814871pt" svg:height="3.88527684412pt" draw:transform="matrix(0.44506519000 0.00000000000 0.00000000000 0.44506519000 83.09048471685pt 58.63299017310pt)" svg:viewBox="0 0 6 4" svg:d="M5.43368 3.61248C5.77971 2.50629 5.8782 1.39931 5.43368 0.0203243C5.43368 0.0203243 2.17296 -0.0254054 2.17296 0.0203243C2.17296 0.0652657 0 0.929401 0 0.97513C0 1.02086 0.692057 2.93047 1.53143 2.74834C1.91001 3.76386 3.02946 3.50604 3.55622 3.88528C4.18232 3.79461 4.80757 3.70315 5.43368 3.61248Z" koffice:nodeTypes="ccccccc"/>
          <draw:path draw:style-name="gr17" draw:id="shape93" draw:name="path637" draw:layer="g910" svg:width="4.08045748264pt" svg:height="4.62059766840pt" draw:transform="matrix(0.44506519000 0.00000000000 0.00000000000 0.44506519000 90.48493651520pt 58.64504202745pt)" svg:viewBox="0 0 4 5" svg:d="M0.370826 0.525975C-0.00425648 1.75337 -0.212394 3.06922 0.32891 4.25202C0.82902 4.34046 1.41296 4.69499 1.87116 4.60655C2.60759 3.18688 3.34402 1.76799 4.08046 0.348325C2.55194 -0.169245 1.3154 -0.110029 0.370826 0.525975Z" koffice:nodeTypes="ccccc"/>
          <draw:path draw:style-name="gr23" draw:id="shape94" draw:name="path742" draw:layer="g910" svg:width="32.22163104575pt" svg:height="74.02956870531pt" draw:transform="matrix(0.44506519000 0.00000000000 0.00000000000 0.44506519000 83.28488919184pt 39.18516043805pt)" svg:viewBox="0 0 32 74" svg:d="M17.1382 5.2827C11.4379 3.43 18.4702 -0.275392 19.6378 5.2827C21.4821 5.58234 21.7208 6.95815 25.7074 6.36046C35.3476 22.1557 28.2069 47.6435 0 74.0296C50.5222 30.8016 29.9903 -1.17273 15.9999 0.0329936C8.39046 0.555977 12.2292 10.0992 17.1382 5.2827Z" koffice:nodeTypes="cccccc"/>
          <draw:path draw:style-name="gr17" draw:id="shape95" draw:name="path638" draw:layer="g910" svg:width="8.52514632000pt" svg:height="5.60227181254pt" draw:transform="matrix(0.44506519000 0.00000000000 0.00000000000 0.44506519000 87.58742339661pt 60.61552366980pt)" svg:viewBox="0 0 9 6" svg:d="M8.52515 1.06576C8.43017 1.06576 7.00147 2.04596 7.00147 2.04596C6.3185 2.29874 5.63636 2.55152 4.95339 2.8043C4.22335 2.81899 3.49248 2.83368 2.76243 2.84837C2.60387 2.37295 2.44449 1.89754 2.28593 1.42212C2.84172 0.961402 3.39751 0.500676 3.9533 0.0399496C2.54028 -0.153308 1.12727 0.366942 0 1.33323C0 1.33323 0 2.8932 0.953019 3.65154C1.5245 4.31944 3.19105 5.52382 3.19105 5.52382C4.23904 5.71708 5.23913 5.5532 5.90558 5.03295C6.77849 3.71029 7.65223 2.38841 8.52515 1.06576Z" koffice:nodeTypes="ccccccccccc"/>
          <draw:path draw:style-name="gr17" draw:id="shape96" draw:name="path639" draw:layer="g910" svg:width="5.58580303233pt" svg:height="8.89353026754pt" draw:transform="matrix(0.44506519000 0.00000000000 0.00000000000 0.44506519000 86.14025084133pt 63.67318532386pt)" svg:viewBox="0 0 6 9" svg:d="M0.332297 8.66827C1.00076 8.85197 5.5858 2.56867 5.5858 2.56867C5.18519 1.39169 4.29443 0.535206 3.31489 0C3.31489 0 1.08875 2.70545 1.04476 3.62318C0.688911 4.44865 -0.334619 7.61297 0.109992 8.0265C0.0652219 8.11795 -0.112313 9.40149 0.332297 8.66827Z" koffice:nodeTypes="cccccc"/>
          <draw:path draw:style-name="gr25" draw:id="shape97" draw:name="path745" draw:layer="g910" svg:width="30.24208642133pt" svg:height="7.23866897228pt" draw:transform="matrix(0.44506519000 0.00000000000 0.00000000000 0.44506519000 59.05411603963pt 64.93363726581pt)" svg:viewBox="0 0 30 7" svg:d="M30.2421 7.23867C23.0974 0.944439 13.4572 -2.52525 0 2.18343C3.62092 3.7698 7.53582 4.31486 10.8636 6.0493C17.3231 6.44548 23.7826 6.84248 30.2421 7.23867Z" koffice:nodeTypes="cccc"/>
          <draw:path draw:style-name="gr26" draw:id="shape98" draw:name="path839" draw:layer="g910" svg:width="17.97560014071pt" svg:height="3.58966451207pt" draw:transform="matrix(0.44506519000 0.00000000000 0.00000000000 0.44506519000 63.28401560539pt 66.14952804102pt)" svg:viewBox="0 0 18 4" svg:d="M0 0C14.434 0.31941 18.6442 4.15759 17.8923 3.51789" koffice:nodeTypes="cc"/>
          <draw:path draw:style-name="gr25" draw:id="shape99" draw:name="path744" draw:layer="g910" svg:width="30.12624516129pt" svg:height="9.25640756759pt" draw:transform="matrix(0.44506519000 0.00000000000 0.00000000000 0.44506519000 58.98895849582pt 66.45027697473pt)" svg:viewBox="0 0 30 9" svg:d="M30.1262 4.50468C25.9937 5.3444 20.2761 9.45047 18.5947 9.24926C14.0781 8.70892 9.85728 6.82586 5.47793 5.39389C3.65852 4.79919 1.82571 5.39389 0 5.39389C15.5197 -2.16839 20.8052 -1.13072 30.1262 4.50468Z" koffice:nodeTypes="ccccc"/>
          <draw:path draw:style-name="gr25" draw:id="shape100" draw:name="path746" draw:layer="g910" svg:width="23.09038602667pt" svg:height="8.94394382357pt" draw:transform="matrix(0.44506519000 0.00000000000 0.00000000000 0.44506519000 57.49247130096pt 59.94357184726pt)" svg:viewBox="0 0 23 9" svg:d="M23.0904 8.06988C23.0904 8.06988 17.9279 8.798 15.6327 8.94394C13.3374 8.7988 10.0009 6.6256 6.3105 2.67635C4.38408 0.531862 0 0.781481 0 0.781481C9.70509 -1.30798 17.2578 0.684185 23.0904 8.06988Z" koffice:nodeTypes="ccccc"/>
          <draw:path draw:style-name="gr25" draw:id="shape101" draw:name="path747" draw:layer="g910" svg:width="18.26335648589pt" svg:height="14.96652964571pt" draw:transform="matrix(0.44506519000 0.00000000000 0.00000000000 0.44506519000 56.71164885047pt 52.54869188678pt)" svg:viewBox="0 0 18 15" svg:d="M18.2634 14.9665C11.0455 14.5124 2.06132 7.86127 1.83664e-07 0C-0.000805648 0.100086 2.65038 1.71304 2.20878 2.11669C14.0408 5.19039 14.8265 7.65945 18.2634 14.9665Z" koffice:nodeTypes="cccc"/>
          <draw:path draw:style-name="gr25" draw:id="shape102" draw:name="path748" draw:layer="g910" svg:width="7.91043030743pt" svg:height="23.79719056696pt" draw:transform="matrix(0.44506519000 0.00000000000 0.00000000000 0.44506519000 66.89197673523pt 54.04517908163pt)" svg:viewBox="0 0 8 24" svg:d="M7.20553 23.7972C8.22299 17.2034 8.51414 12.8409 5.46098 8.92435C2.94081 5.9493 2.31076 4.16475 0.517687 0C-0.0153038 8.67616 -1.8577 15.8648 7.20553 23.7972Z" koffice:nodeTypes="cccc"/>
          <draw:path draw:style-name="gr25" draw:id="shape103" draw:name="path749" draw:layer="g910" svg:width="7.69376337533pt" svg:height="22.62236296348pt" draw:transform="matrix(0.44506519000 0.00000000000 0.00000000000 0.44506519000 64.36600143257pt 46.30104477563pt)" svg:viewBox="0 0 8 23" svg:d="M1.7438 22.6224C7.31282 14.9366 8.28404 9.13606 7.41514 0C7.26166 0.725172 5.42237 5.22061 5.26973 5.22061C-3.00831 10.1508 0.671099 17.8373 1.7438 22.6224Z" koffice:nodeTypes="cccc"/>
          <draw:path draw:style-name="gr25" draw:id="shape104" draw:name="path752" draw:layer="g910" svg:width="6.86070805739pt" svg:height="24.54870082667pt" draw:transform="matrix(0.44506519000 0.00000000000 0.00000000000 0.44506519000 61.83715863649pt 39.79312354138pt)" svg:viewBox="0 0 7 25" svg:d="M2.63942 0C7.89831 7.83769 7.07859 15.232 6.25807 24.5487C6.11314 23.8092 4.37628 19.2249 4.23214 19.2249C-3.58491 14.1972 1.62646 4.87964 2.63942 0Z" koffice:nodeTypes="cccc"/>
          <draw:path draw:style-name="gr25" draw:id="shape105" draw:name="path755" draw:layer="g910" svg:width="10.47593190400pt" svg:height="21.11054509714pt" draw:transform="matrix(0.44506519000 0.00000000000 0.00000000000 0.44506519000 64.97597543170pt 35.75869660706pt)" svg:viewBox="0 0 10 21" svg:d="M0 21.1105C13.1698 14.6111 8.0809 6.35265 10.4759 0C1.34695 6.64622 0.149843 13.7312 0 21.1105Z" koffice:nodeTypes="ccc"/>
          <draw:path draw:style-name="gr26" draw:id="shape106" draw:name="path848" draw:layer="g910" svg:width="5.23796595200pt" svg:height="12.57144581333pt" draw:transform="matrix(0.44506519000 0.00000000000 0.00000000000 0.44506519000 65.75715385318pt 38.94749968038pt)" svg:viewBox="0 0 5 13" svg:d="M0 12.5714C1.64664 7.93197 4.9391 0 5.23797 0" koffice:nodeTypes="cc"/>
          <draw:path draw:style-name="gr26" draw:id="shape107" draw:name="path846" draw:layer="g910" svg:width="2.09387648000pt" svg:height="12.44916204308pt" draw:transform="matrix(0.44506519000 0.00000000000 0.00000000000 0.44506519000 63.15405656991pt 42.98228266684pt)" svg:viewBox="0 0 2 12" svg:d="M2.09388 12.4492C1.7951 9.30047 0.149796 0.858023 0 0" koffice:nodeTypes="cc"/>
          <draw:path draw:style-name="gr25" draw:id="shape108" draw:name="path750" draw:layer="g910" svg:width="16.92328692075pt" svg:height="17.67825080889pt" draw:transform="matrix(0.44506519000 0.00000000000 0.00000000000 0.44506519000 56.77680639429pt 47.14738074094pt)" svg:viewBox="0 0 17 18" svg:d="M16.9233 17.6783C9.77387 17.243 2.04178 7.53494 1.81923e-07 0C-0.000798011 0.095931 2.62526 1.64193 2.18785 2.02882C12.4486 6.5685 13.519 10.6745 16.9233 17.6783Z" koffice:nodeTypes="cccc"/>
          <draw:path draw:style-name="gr25" draw:id="shape109" draw:name="path751" draw:layer="g910" svg:width="7.69377559099pt" svg:height="22.62236296348pt" draw:transform="matrix(0.44506519000 0.00000000000 0.00000000000 0.44506519000 60.85175030694pt 41.94083012224pt)" svg:viewBox="0 0 8 23" svg:d="M5.94996 22.6224C0.380946 14.9366 -0.590277 9.13606 0.278623 0C0.432107 0.725172 2.27139 5.22061 2.42403 5.22061C10.7021 10.1508 7.02266 17.8373 5.94996 22.6224Z" koffice:nodeTypes="cccc"/>
          <draw:path draw:style-name="gr25" draw:id="shape110" draw:name="path753" draw:layer="g910" svg:width="13.32034958769pt" svg:height="18.14894969263pt" draw:transform="matrix(0.44506519000 0.00000000000 0.00000000000 0.44506519000 65.49687973007pt 37.77608810030pt)" svg:viewBox="0 0 13 18" svg:d="M0 18.1489C13.4685 12.3849 9.324 6.33556 13.3203 0C4.29192 6.47864 0.148193 10.9557 0 18.1489Z" koffice:nodeTypes="ccc"/>
          <draw:path draw:style-name="gr26" draw:id="shape111" draw:name="path847" draw:layer="g910" svg:width="7.63623506286pt" svg:height="9.88672262400pt" draw:transform="matrix(0.44506519000 0.00000000000 0.00000000000 0.44506519000 65.75679780103pt 41.03004871742pt)" svg:viewBox="0 0 8 10" svg:d="M0 9.88672C5.65093 4.50705 7.63624 0 7.63624 0" koffice:nodeTypes="cc"/>
          <draw:g draw:style-name="gr1" draw:id="shape112" draw:name="g768" svg:y="44.63911282012pt">
            <draw:path draw:style-name="gr18" draw:id="shape113" draw:name="path612" draw:layer="g910" svg:width="57.18087493171pt" svg:height="65.97120314182pt" draw:transform="matrix(0.44506519000 0.00000000000 0.00000000000 0.44506519000 64.07509128170pt 49.25948210660pt)" svg:viewBox="0 0 57 66" svg:d="M50.7476 65.8392C52.8923 65.8832 55.0362 65.9272 57.1809 65.9712C35.8229 45.8316 -5.09865 37.0623 0.591143 0C-5.2734 40.1912 34.0285 43.8928 50.7476 65.8392Z" koffice:nodeTypes="cccc"/>
            <draw:path draw:style-name="gr19" draw:id="shape114" draw:name="path601" draw:layer="g910" svg:width="4.26086017407pt" svg:height="4.26836040438pt" draw:transform="matrix(0.44506519000 0.00000000000 0.00000000000 0.44506519000 64.00638808961pt 44.79646712708pt)" svg:viewBox="0 0 4 4" svg:d="M4.26086 2.13418C4.26189 3.31256 3.30776 4.26836 2.13042 4.26836C0.953093 4.26836 -0.00103569 3.31256 8.4375e-07 2.13418C-0.00103569 0.95581 0.953093 0 2.13042 0C3.30776 0 4.26189 0.95581 4.26086 2.13418Z" koffice:nodeTypes="ccccc"/>
            <draw:path draw:style-name="gr19" draw:id="shape115" draw:name="path607" draw:layer="g910" svg:width="3.80055157969pt" svg:height="3.81410879252pt" draw:transform="matrix(0.44506519000 0.00000000000 0.00000000000 0.44506519000 63.54705129837pt 49.89961805022pt)" svg:viewBox="0 0 4 4" svg:d="M3.80055 1.90705C3.80176 2.58797 3.43983 3.21769 2.8514 3.55851C2.26295 3.89931 1.5376 3.89931 0.949156 3.55851C0.36071 3.21769 -0.00121301 2.58797 3.05486e-06 1.90705C-0.00121301 1.22614 0.36071 0.59642 0.949156 0.255608C1.5376 -0.0852028 2.26295 -0.0852028 2.8514 0.255608C3.43983 0.59642 3.80176 1.22614 3.80055 1.90705Z" koffice:nodeTypes="ccccccc"/>
            <draw:path draw:style-name="gr19" draw:id="shape116" draw:name="path614" draw:layer="g910" svg:width="3.94524290819pt" svg:height="3.95600785041pt" draw:transform="matrix(0.44506519000 0.00000000000 0.00000000000 0.44506519000 64.56781077143pt 57.19868144349pt)" svg:viewBox="0 0 4 4" svg:d="M3.94524 1.978C3.94619 2.68436 3.57043 3.33746 2.95971 3.69092C2.34898 4.04437 1.59626 4.04437 0.985533 3.69092C0.374808 3.33746 -0.000960257 2.68436 1.84307e-06 1.978C-0.000960257 1.27165 0.374808 0.618544 0.985533 0.26509C1.59626 -0.0883635 2.34898 -0.0883635 2.95971 0.26509C3.57043 0.618544 3.94619 1.27165 3.94524 1.978Z" koffice:nodeTypes="ccccccc"/>
            <draw:path draw:style-name="gr19" draw:id="shape117" draw:name="path615" draw:layer="g910" svg:width="3.94529618206pt" svg:height="3.95842779294pt" draw:transform="matrix(0.44506519000 0.00000000000 0.00000000000 0.44506519000 71.25389444806pt 65.16050636957pt)" svg:viewBox="0 0 4 4" svg:d="M3.94529 1.97922C3.94647 2.68592 3.57074 3.33946 2.95992 3.69316C2.34911 4.04685 1.5962 4.04685 0.985373 3.69316C0.37455 3.33946 -0.00117581 2.68592 2.7646e-06 1.97922C-0.00117581 1.2725 0.37455 0.61897 0.985373 0.265273C1.5962 -0.0884242 2.34911 -0.0884242 2.95992 0.265273C3.57074 0.61897 3.94647 1.2725 3.94529 1.97922Z" koffice:nodeTypes="ccccccc"/>
            <draw:path draw:style-name="gr19" draw:id="shape118" draw:name="path616" draw:layer="g910" svg:width="3.94540856707pt" svg:height="3.95853946627pt" draw:transform="matrix(0.44506519000 0.00000000000 0.00000000000 0.44506519000 72.22362242296pt 67.44318906893pt)" svg:viewBox="0 0 4 4" svg:d="M3.94541 1.97927C3.94659 2.68601 3.57085 3.33956 2.96 3.69326C2.34916 4.04697 1.59624 4.04697 0.985401 3.69326C0.374561 3.33956 -0.00117584 2.68601 2.76465e-06 1.97927C-0.00117584 1.27254 0.374561 0.618987 0.985401 0.26528C1.59624 -0.0884267 2.34916 -0.0884267 2.96 0.26528C3.57085 0.618987 3.94659 1.27254 3.94541 1.97927Z" koffice:nodeTypes="ccccccc"/>
          </draw:g>
          <draw:g draw:style-name="gr1" draw:id="shape119" draw:name="g800" svg:y="0.00000000000pt">
            <draw:g draw:style-name="gr1" draw:id="shape120" draw:name="g674" svg:y="69.78697757008pt">
              <draw:g draw:style-name="gr1" draw:id="shape121" draw:name="g650" svg:y="0.00000000000pt">
                <draw:path draw:style-name="gr9" draw:id="shape122" draw:name="path649" draw:layer="g910" svg:width="9.26431260444pt" svg:height="3.71255824000pt" draw:transform="matrix(0.44506519000 0.00000000000 0.00000000000 0.44506519000 73.06334401222pt 73.29264631445pt)" svg:viewBox="0 0 9 4" svg:d="M9.26431 3.4035C8.11662 2.41621 7.38694 1.78268 6.93647 0.70675C4.65569 0.47091 2.37492 0.23584 0.0933412 0C0.062498 1.23778 0.0316548 2.47478 0 3.71256C3.08837 3.60928 6.17675 3.50678 9.26431 3.4035Z" koffice:nodeTypes="ccccc"/>
                <draw:path draw:style-name="gr27" draw:id="shape123" draw:name="path640" draw:layer="g910" svg:width="67.15486181831pt" svg:height="19.04291542568pt" draw:transform="matrix(0.44506519000 0.00000000000 0.00000000000 0.44506519000 54.89257848706pt 69.94433187704pt)" svg:viewBox="0 0 67 19" svg:d="M0.539019 6.35193C4.4322 7.05762 10.3026 5.99909 12.2194 8.46899C14.5209 11.0302 5.01574 14.97 6.3768 17.1854C9.31676 20.24 12.3426 18.9809 15.6331 17.2916C16.4083 15.6406 17.0069 12.6968 17.4307 11.8218C16.2326 9.11612 13.0144 7.79062 13.8364 3.70484C19.264 1.71347 29.6969 1.87818 30.8203 2.64631C31.7019 4.34417 30.9093 5.11777 31.089 6.47059C30.1906 8.17625 27.8779 11.0677 27.8732 12.5977C33.567 14.5672 35.068 12.294 40.1903 12.4275C46.1918 12.5001 49.8433 14.0825 51.1464 11.7398C50.2536 9.71798 44.7489 11.3628 42.6596 10.0638C41.615 9.71642 40.94 8.89208 40.0369 7.98266C39.1337 7.07323 36.5952 7.02717 36.2152 4.78835C37.2774 0.00156125 44.3124 0.733006 45.4628 0C51.5725 0.411389 57.683 0.823558 63.7926 1.23495C67.1134 1.14283 68.9912 7.01 64.5074 8.77577C60.0235 10.5408 46.7619 6.15678 41.0092 9.16999C40.7118 7.94128 36.5786 6.08262 36.2804 6.02407C34.5195 6.54163 31.0874 6.35193 31.0874 6.35193C30.2487 7.88118 29.2915 9.00059 28.4527 10.5298C24.6462 8.8913 21.048 11.8022 16.8908 10.9397C16.8908 10.9397 10.6015 11.6453 10.4218 11.6453C10.2422 11.6453 6.28935 11.2925 6.28935 11.2925C4.1929 11.8803 2.09645 12.4689 0 13.0567C1.49701 11.7624 2.99481 10.4689 4.49182 9.17467C3.17449 8.23402 1.85636 7.29259 0.539019 6.35193Z" koffice:nodeTypes="ccccccccccccccccccccccccccc"/>
                <draw:path draw:style-name="gr9" draw:id="shape124" draw:name="path643" draw:layer="g910" svg:width="4.05331437544pt" svg:height="4.05343052037pt" draw:transform="matrix(0.44506519000 0.00000000000 0.00000000000 0.44506519000 53.45912925756pt 71.72010630870pt)" svg:viewBox="0 0 4 4" svg:d="M4.05331 2.02672C4.05331 3.14604 3.14596 4.05343 2.02666 4.05343C0.907366 4.05343 0 3.14604 0 2.02672C0 0.907392 0.907366 0 2.02666 0C3.14596 0 4.05331 0.907392 4.05331 2.02672Z" koffice:nodeTypes="ccccc"/>
                <draw:path draw:style-name="gr9" draw:id="shape125" draw:name="path647" draw:layer="g910" svg:width="4.05336771096pt" svg:height="4.06904549574pt" draw:transform="matrix(0.44506519000 0.00000000000 0.00000000000 0.44506519000 53.25490802654pt 75.55780369624pt)" svg:viewBox="0 0 4 4" svg:d="M4.05336 2.03453C4.05477 2.76092 3.66879 3.43274 3.04116 3.79635C2.41353 4.15994 1.63985 4.15994 1.01221 3.79635C0.384573 3.43274 -0.00140244 2.76092 3.82967e-06 2.03453C-0.00140244 1.30813 0.384573 0.636309 1.01221 0.272704C1.63985 -0.0909012 2.41353 -0.0909012 3.04116 0.272704C3.66879 0.636309 4.05477 1.30813 4.05336 2.03453Z" koffice:nodeTypes="ccccccc"/>
              </draw:g>
              <draw:g draw:style-name="gr1" draw:id="shape126" draw:name="g655" svg:y="0.01390828719pt">
                <draw:path draw:style-name="gr9" draw:id="shape127" draw:name="path669" draw:layer="g910" svg:width="9.26431260444pt" svg:height="3.71255824000pt" draw:transform="matrix(-0.44506519000 0.00000000000 0.00000000000 0.44506519000 93.60335176723pt 73.30655460164pt)" svg:viewBox="0 0 9 4" svg:d="M9.26431 3.4035C8.11662 2.41621 7.38694 1.78268 6.93647 0.70675C4.65569 0.47091 2.37492 0.23584 0.0933412 0C0.062498 1.23778 0.0316548 2.47478 0 3.71256C3.08837 3.60928 6.17675 3.50678 9.26431 3.4035Z" koffice:nodeTypes="ccccc"/>
                <draw:path draw:style-name="gr27" draw:id="shape128" draw:name="path670" draw:layer="g910" svg:width="67.15486181831pt" svg:height="19.04291542568pt" draw:transform="matrix(-0.44506519000 0.00000000000 0.00000000000 0.44506519000 111.77411729240pt 69.95824016423pt)" svg:viewBox="0 0 67 19" svg:d="M0.539019 6.35193C4.4322 7.05762 10.3026 5.99909 12.2194 8.46899C14.5209 11.0302 5.01574 14.97 6.3768 17.1854C9.31676 20.24 12.3426 18.9809 15.6331 17.2916C16.4083 15.6406 17.0069 12.6968 17.4307 11.8218C16.2326 9.11612 13.0144 7.79062 13.8364 3.70484C19.264 1.71347 29.6969 1.87818 30.8203 2.64631C31.7019 4.34417 30.9093 5.11777 31.089 6.47059C30.1906 8.17625 27.8779 11.0677 27.8732 12.5977C33.567 14.5672 35.068 12.294 40.1903 12.4275C46.1918 12.5001 49.8433 14.0825 51.1464 11.7398C50.2536 9.71798 44.7489 11.3628 42.6596 10.0638C41.615 9.71642 40.94 8.89208 40.0369 7.98266C39.1337 7.07323 36.5952 7.02717 36.2152 4.78835C37.2774 0.00156125 44.3124 0.733006 45.4628 0C51.5725 0.411389 57.683 0.823558 63.7926 1.23495C67.1134 1.14283 68.9912 7.01 64.5074 8.77577C60.0235 10.5408 46.7619 6.15678 41.0092 9.16999C40.7118 7.94128 36.5786 6.08262 36.2804 6.02407C34.5195 6.54163 31.0874 6.35193 31.0874 6.35193C30.2487 7.88118 29.2915 9.00059 28.4527 10.5298C24.6462 8.8913 21.048 11.8022 16.8908 10.9397C16.8908 10.9397 10.6015 11.6453 10.4218 11.6453C10.2422 11.6453 6.28935 11.2925 6.28935 11.2925C4.1929 11.8803 2.09645 12.4689 0 13.0567C1.49701 11.7624 2.99481 10.4689 4.49182 9.17467C3.17449 8.23402 1.85636 7.29259 0.539019 6.35193Z" koffice:nodeTypes="ccccccccccccccccccccccccccc"/>
                <draw:path draw:style-name="gr9" draw:id="shape129" draw:name="path671" draw:layer="g910" svg:width="4.05331437544pt" svg:height="4.05343052037pt" draw:transform="matrix(-0.44506519000 0.00000000000 0.00000000000 0.44506519000 113.20756652190pt 71.73401459589pt)" svg:viewBox="0 0 4 4" svg:d="M4.05331 2.02672C4.05331 3.14604 3.14596 4.05343 2.02666 4.05343C0.907366 4.05343 0 3.14604 0 2.02672C0 0.907392 0.907366 0 2.02666 0C3.14596 0 4.05331 0.907392 4.05331 2.02672Z" koffice:nodeTypes="ccccc"/>
                <draw:path draw:style-name="gr9" draw:id="shape130" draw:name="path672" draw:layer="g910" svg:width="4.05336771096pt" svg:height="4.06904549574pt" draw:transform="matrix(-0.44506519000 0.00000000000 0.00000000000 0.44506519000 113.41178775291pt 75.57171198343pt)" svg:viewBox="0 0 4 4" svg:d="M4.05336 2.03453C4.05477 2.76092 3.66879 3.43274 3.04116 3.79635C2.41353 4.15994 1.63985 4.15994 1.01221 3.79635C0.384573 3.43274 -0.00140244 2.76092 3.82967e-06 2.03453C-0.00140244 1.30813 0.384573 0.636309 1.01221 0.272704C1.63985 -0.0909012 2.41353 -0.0909012 3.04116 0.272704C3.66879 0.636309 4.05477 1.30813 4.05336 2.03453Z" koffice:nodeTypes="ccccccc"/>
              </draw:g>
              <draw:path draw:style-name="gr3" draw:id="shape131" draw:name="path673" draw:layer="g910" svg:width="7.70322660571pt" svg:height="7.83915941763pt" draw:transform="matrix(0.44506519000 0.00000000000 0.00000000000 0.44506519000 80.77935019822pt 70.51864399822pt)" svg:viewBox="0 0 8 8" svg:d="M5.90058 0.308848C4.27248 0.0205898 3.69342 0.102949 2.58984 0C1.72628 2.50563 0.86356 5.01125 0 7.51688C3.99974 7.8574 7.70323 7.8574 7.70323 7.82652C5.27703 7.36245 5.86785 0.339732 5.90058 0.308848Z" koffice:nodeTypes="ccccc"/>
            </draw:g>
            <draw:g draw:style-name="gr1" draw:id="shape132" draw:name="g775" svg:y="0.00000000000pt"/>
          </draw:g>
          <draw:path draw:style-name="gr26" draw:id="shape133" draw:name="path838" draw:layer="g910" svg:width="14.47600000000pt" svg:height="0.29614615121pt" draw:transform="matrix(0.44506519000 0.00000000000 0.00000000000 0.44506519000 64.97597543170pt 68.36168006140pt)" svg:viewBox="0 0 14 0" svg:d="M0 0.0008C4.8256 0.5856 11.552 0.1464 14.476 0" koffice:nodeTypes="cc"/>
          <draw:path draw:style-name="gr26" draw:id="shape134" draw:name="path840" draw:layer="g910" svg:width="12.73928154269pt" svg:height="5.23632844800pt" draw:transform="matrix(0.44506519000 0.00000000000 0.00000000000 0.44506519000 61.72237086672pt 61.00849101830pt)" svg:viewBox="0 0 13 5" svg:d="M0 0C4.05313 3.29194 12.8824 5.23633 12.7375 5.23633" koffice:nodeTypes="cc"/>
          <draw:path draw:style-name="gr26" draw:id="shape135" draw:name="path841" draw:layer="g910" svg:width="3.89509696000pt" svg:height="12.16428115692pt" draw:transform="matrix(0.44506519000 0.00000000000 0.00000000000 0.44506519000 67.97001797786pt 58.07960601594pt)" svg:viewBox="0 0 4 12" svg:d="M3.8951 12.1643C2.59647 5.65845 1.15416 4.10222 0 0" koffice:nodeTypes="cc"/>
          <draw:path draw:style-name="gr26" draw:id="shape136" draw:name="path842" draw:layer="g910" svg:width="12.57144581333pt" svg:height="8.37878048000pt" draw:transform="matrix(0.44506519000 0.00000000000 0.00000000000 0.44506519000 58.66352682889pt 54.69604241549pt)" svg:viewBox="0 0 13 8" svg:d="M0 0C7.03454 3.14225 8.08182 5.23653 12.5714 8.37878" koffice:nodeTypes="cc"/>
          <draw:path draw:style-name="gr26" draw:id="shape137" draw:name="path843" draw:layer="g910" svg:width="3.61456144000pt" svg:height="12.87457968000pt" draw:transform="matrix(0.44506519000 0.00000000000 0.00000000000 0.44506519000 65.23624955481pt 49.81492346372pt)" svg:viewBox="0 0 4 13" svg:d="M0 12.8746C0.556671 4.24098 1.66849 1.96885 3.61456 0" koffice:nodeTypes="cc"/>
          <draw:path draw:style-name="gr26" draw:id="shape138" draw:name="path844" draw:layer="g910" svg:width="10.35843776000pt" svg:height="11.82449664000pt" draw:transform="matrix(0.44506519000 0.00000000000 0.00000000000 0.44506519000 58.66352682889pt 49.35953276131pt)" svg:viewBox="0 0 10 12" svg:d="M0 0C2.4128 2.88065 10.3584 11.8245 10.3584 11.8245" koffice:nodeTypes="cc"/>
          <draw:path draw:style-name="gr26" draw:id="shape139" draw:name="path845" draw:layer="g910" svg:width="3.14408981333pt" svg:height="10.17677440000pt" draw:transform="matrix(0.44506519000 0.00000000000 0.00000000000 0.44506519000 61.91713139386pt 45.97596916086pt)" svg:viewBox="0 0 3 10" svg:d="M0 0C3.14409 2.2121 3.14409 10.1768 3.14409 10.1768" koffice:nodeTypes="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9:42</dc:date>
    <meta:creation-date>2011-05-22T06:10:29</meta:creation-date>
    <dc:creator>Yue Liu</dc:creator>
  </office:meta>
</office:document-meta>
</file>